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Heading_20_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nleitung zum Hinzufügen von Komponenten</text:h>
      <text:p text:style-name="Text_20_body"/>
      <text:p text:style-name="Heading"><text:tab/>Allgemein:</text:p>
      <text:p text:style-name="Text_20_body"><text:tab/>Die Extension sollte als erstes ins Repository aufgenommen werden.</text:p>
      <text:p text:style-name="Text_20_body"/>
      <text:p text:style-name="Text_20_body"><text:tab/>Der Name der Extension ohne Leerzeichen dient als ID, egal wie lang er ist.</text:p>
      <text:p text:style-name="Text_20_body"><text:tab/>Beispiel:<text:tab/>„Plain Text to Link“ ==&gt; <text:s/>„PlainTexttoLink“</text:p>
      <text:p text:style-name="Text_20_body"><text:tab/>Der Variablenname für die Beschreibung lautet: „DescPlainTexttoLink“</text:p>
      <text:p text:style-name="Text_20_body"/>
      <text:p text:style-name="Text_20_body"><text:tab/>Die Beschreibung für die Extension müssen Sie in den jeweiligen </text:p>
      <text:p text:style-name="Text_20_body"><text:tab/>JonDoFox-Lang-SPRACHE.nsh einfügen. Einfach von den vorhandenen abschauen.</text:p>
      <text:p text:style-name="Text_20_body"/>
      <text:h text:style-name="Heading_20_1" text:outline-level="1"><text:tab/>Sektion hinzufügen</text:h>
      <text:p text:style-name="Heading"><text:tab/>Optional oder Required:</text:p>
      <text:p text:style-name="Text_20_body"/>
      <text:p text:style-name="Text_20_body"><text:tab/>Fügen Sie eine Sektion hinzu indem Sie eine vorhandene am Ende der Liste kopieren.</text:p>
      <text:p text:style-name="Text_20_body"/>
      <text:p text:style-name="Text_20_body"><text:tab/>Nun müssen Sie nur den Namen, die ID und die Extension-ID austauschen.</text:p>
      <text:p text:style-name="Text_20_body"><text:tab/>Name steht in „“ dahinter die ID.</text:p>
      <text:p text:style-name="Text_20_body"><text:tab/>Die Extension-ID muss bei der „File“-Anweisung ausgetauscht werden.</text:p>
      <text:p text:style-name="Text_20_body"/>
      <text:p text:style-name="Heading"><text:tab/>LoadOptions und SaveOptions anpassen</text:p>
      <text:p text:style-name="Text_20_body"/>
      <text:p text:style-name="Text_20_body"><text:tab/>Nun müssen Sie noch diese Funktionen anpassen. Die Save und Load-Anweisungen <text:tab/>bestehen jeweils aus einem 2-zeiler. Kopieren Sie einen pro neuer Extension und tauschen <text:tab/>Sie die IDs aus. </text:p>
      <text:p text:style-name="Text_20_body"><text:tab/>Fertig.</text:p>
      <text:p text:style-name="Text_20_body"><text:tab/>Wichtig: Halten Sie bitte die Reihenfolge ein. Wenn Sie die neue Sektion am Ende der <text:tab/>Sektionsliste hinzugefügt haben, fügen Sie die Load und Save-Anweisungen auch am Ende <text:tab/>ein.</text:p>
      <text:p text:style-name="Text_20_body"><text:tab/>Wenn Sie die neue Sektion zwischen bestimmten Sektionen oder am Anfang eingefügt <text:tab/>haben, dann bitte auch die Load und Save-Anweisungen dementsprechenden einfügen.</text:p>
      <text:p text:style-name="Text_20_body"/>
      <text:p text:style-name="Text_20_body"/>
      <text:p text:style-name="P1"><text:tab/>Spezielle Anpassung bei optionalen Komponenten für Debug-Zwecke.</text:p>
      <text:p text:style-name="Text_20_body"/>
      <text:p text:style-name="Text_20_body"><text:tab/>Diese Anpassung hat keine Auswirkung auf die Funktionalität und dient nur als <text:tab/>Hilfestellung beim debugen.</text:p>
      <text:p text:style-name="Text_20_body"><text:tab/>Function SectionDebug</text:p>
      <text:p text:style-name="Text_20_body"/>
      <text:p text:style-name="Text_20_body"><text:tab/>Hier werden die optional gewählten Komponenten des Users zur Laufzeit ausgegeben um <text:tab/>die Funktionalität des Installers zu überprüfen.</text:p>
      <text:p text:style-name="Text_20_body"><text:tab/>Die Ausgabe von Required-Extensions macht keinen Sinn, da sie sowieso immer mit <text:tab/>installiert werden.</text:p>
      <text:p text:style-name="Text_20_body"><text:tab/>Der Code ist selbsterklärend.</text:p>
      <text:p text:style-name="Text_20_body"/>
      <text:p text:style-name="Text_20_body"><text:tab/>Bei Fragen wenden Sie sich an: </text:p>
      <text:p text:style-name="Text_20_body"/>
      <text:p text:style-name="Text_20_body"><text:tab/>p.kaplycz@jondos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space-before="0.635cm" text:min-label-distance="0.381cm"/>
      </text:outline-level-style>
      <text:outline-level-style text:level="2" style:num-format="">
        <style:list-level-properties text:space-before="0.635cm" text:min-label-distance="0.381cm"/>
      </text:outline-level-style>
      <text:outline-level-style text:level="3" style:num-format="">
        <style:list-level-properties text:space-before="0.635cm" text:min-label-distance="0.381cm"/>
      </text:outline-level-style>
      <text:outline-level-style text:level="4" style:num-format="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Philipp Kaplycz</meta:initial-creator>
    <meta:creation-date>2008-09-18T11:50:00</meta:creation-date>
    <dc:creator>Philipp Kaplycz</dc:creator>
    <dc:date>2008-09-18T12:27:22</dc:date>
    <meta:editing-cycles>9</meta:editing-cycles>
    <meta:editing-duration>PT37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7" meta:word-count="266" meta:character-count="1839"/>
  </office:meta>
</office:document-meta>
</file>